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648" officeooo:paragraph-rsid="00035648"/>
    </style:style>
    <style:style style:name="P2" style:family="paragraph" style:parent-style-name="Standard">
      <style:text-properties officeooo:rsid="00035648" officeooo:paragraph-rsid="00045564"/>
    </style:style>
    <style:style style:name="P3" style:family="paragraph" style:parent-style-name="Standard">
      <style:text-properties officeooo:rsid="00035648" officeooo:paragraph-rsid="0004ef14"/>
    </style:style>
    <style:style style:name="P4" style:family="paragraph" style:parent-style-name="Standard">
      <style:text-properties fo:font-size="15pt" fo:font-weight="bold" officeooo:rsid="00035648" officeooo:paragraph-rsid="0003564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35648" officeooo:paragraph-rsid="00045564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35648" officeooo:paragraph-rsid="0004ef14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045564"/>
    </style:style>
    <style:style style:name="P8" style:family="paragraph" style:parent-style-name="Standard">
      <style:text-properties officeooo:paragraph-rsid="0004ef14"/>
    </style:style>
    <style:style style:name="P9" style:family="paragraph" style:parent-style-name="Standard">
      <style:text-properties officeooo:rsid="00035648" officeooo:paragraph-rsid="0004ef14"/>
    </style:style>
    <style:style style:name="T1" style:family="text">
      <style:text-properties officeooo:rsid="00035648"/>
    </style:style>
    <style:style style:name="T2" style:family="text">
      <style:text-properties officeooo:rsid="00045564"/>
    </style:style>
    <style:style style:name="T3" style:family="text">
      <style:text-properties officeooo:rsid="0004ef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vento</text:p>
      <text:p text:style-name="P1">Id: 1</text:p>
      <text:p text:style-name="P1">Nombre: Quedada para hacer surf</text:p>
      <text:p text:style-name="P1">Foto: Surf</text:p>
      <text:p text:style-name="P1">Fecha: 16/8/2020</text:p>
      <text:p text:style-name="P1">Sitio: Daimús</text:p>
      <text:p text:style-name="P1">Descripción: Quedada en grupo para prácticar surf Nivel Principiante. Consta de 1h de clase y 1h de actividad libre. El precio serán 20€ y se incluye todo el material necesario. Deberás traer bañador y chanclas, y estar a las 10:00 en el centro de surf Ohana</text:p>
      <text:p text:style-name="P1">Plazas: 10</text:p>
      <text:p text:style-name="P1"/>
      <text:p text:style-name="P1"/>
      <text:p text:style-name="P4">Evento</text:p>
      <text:p text:style-name="P1">Id: 2</text:p>
      <text:p text:style-name="P1">Nombre: Rafting en grupo</text:p>
      <text:p text:style-name="P1">Foto: Rafting</text:p>
      <text:p text:style-name="P1">Fecha: 8/9/2020</text:p>
      <text:p text:style-name="P1">Sitio: Venta del Moro</text:p>
      <text:p text:style-name="P1">Descripción: Mañana de rafting <text:span text:style-name="T2">o descenso de rapidos</text:span> en el rio <text:span text:style-name="T2">Cabriel, descenderemos 8km. Nivel de dificultad Media, requisito indispensable: saber nadar. El precio será 25€ y se incluye todo el material. Los grupos de barca serán de 8 y los de canoa de 2. Deberás traer ropa de baño y zapatillas sumergibles, o deportivas viejas. Saldremos desde el parking de Multiaventura. </text:span></text:p>
      <text:p text:style-name="P1">Plazas: 15</text:p>
      <text:p text:style-name="P1"/>
      <text:p text:style-name="P5">Evento</text:p>
      <text:p text:style-name="P2">Id: <text:span text:style-name="T2">3</text:span></text:p>
      <text:p text:style-name="P7"><text:span text:style-name="T1">Nombre: </text:span><text:span text:style-name="T2">Excursión Chulilla</text:span></text:p>
      <text:p text:style-name="P7"><text:span text:style-name="T1">Foto: </text:span><text:span text:style-name="T2">chulilla</text:span></text:p>
      <text:p text:style-name="P2">Fecha: <text:span text:style-name="T2">12</text:span>/<text:span text:style-name="T2">10</text:span>/2020</text:p>
      <text:p text:style-name="P2">Sitio: <text:span text:style-name="T2">Chulilla</text:span></text:p>
      <text:p text:style-name="P7"><text:span text:style-name="T1">Descripción: </text:span><text:span text:style-name="T2">Excursión para pasar el dia. Ruta de los puentes colgantes de Chulilla. La tasa para la ruta es de 1€. Se recomienda traer calzado comodo, y ropa de montaña, mochila con agua y comida <text:s/>y , opcionalmente, palos de senderismo y camara de fotografia. No se recomienda esta actividad a gente con miedo a las alturas o vertigo. La ruta tiene una duración de 4h pero se puede alargar, o volver, a voluntad. </text:span></text:p>
      <text:p text:style-name="P2">Plazas: <text:span text:style-name="T2">Sin limite. </text:span></text:p>
      <text:p text:style-name="P2"/>
      <text:p text:style-name="P5">Evento</text:p>
      <text:p text:style-name="P2">Id: <text:span text:style-name="T2">3</text:span></text:p>
      <text:p text:style-name="P7"><text:span text:style-name="T1">Nombre: </text:span><text:span text:style-name="T2">Blanc Festival</text:span></text:p>
      <text:p text:style-name="P7"><text:span text:style-name="T1">Foto: </text:span><text:span text:style-name="T2">blanc</text:span></text:p>
      <text:p text:style-name="P2">Fecha: <text:span text:style-name="T2">23 – 24 Octubre</text:span></text:p>
      <text:p text:style-name="P7"><text:span text:style-name="T1">Sitio: </text:span><text:span text:style-name="T2">Barcelona</text:span></text:p>
      <text:p text:style-name="P7"><text:span text:style-name="T1">Descripción: </text:span><text:span text:style-name="T2">Quedada para acudir al Blanc! Festival de diseño, creatividad y innovación de Barcelona. Pasaremos el dia en el festival, iremos a las masterclass y charlas que mas nos interesen, y comeremos juntos en un restaurante cercano. La entrada puede ser de un dia o de ambos, y cada usuario se encargará de su acreditación y entrada. </text:span></text:p>
      <text:p text:style-name="P2">Plazas: <text:span text:style-name="T2">Sin limite. </text:span></text:p>
      <text:p text:style-name="P2"/>
      <text:p text:style-name="P2"/>
      <text:p text:style-name="P5">Evento</text:p>
      <text:p text:style-name="P2"><text:soft-page-break/>Id: <text:span text:style-name="T2">4</text:span></text:p>
      <text:p text:style-name="P7"><text:span text:style-name="T1">Nombre: </text:span><text:span text:style-name="T3">Cena Exótica en Voltereta Bali</text:span></text:p>
      <text:p text:style-name="P7"><text:span text:style-name="T1">Foto: </text:span><text:span text:style-name="T3">voltereta</text:span></text:p>
      <text:p text:style-name="P7"><text:span text:style-name="T1">Fecha: </text:span><text:span text:style-name="T3">6-11-2020</text:span></text:p>
      <text:p text:style-name="P7"><text:span text:style-name="T1">Sitio: </text:span><text:span text:style-name="T3">valencia</text:span></text:p>
      <text:p text:style-name="P7"><text:span text:style-name="T1">Descripción: </text:span><text:span text:style-name="T3">cena en Voltereta, un rinconcito de Bali en Valencia Capital. Restaurante diferente ubicado en Gran Via del Amrques del Turia nº59, una selva con plantas, un puente y mucha decoración en su interior, tienen muy cuidada su imagen y decoración para que recuerde a Indonesia. Tipo de cocina. Mediterranea, Española, Asiatica, Tailandesa, Indonesia. </text:span></text:p>
      <text:p text:style-name="P2">Plazas: <text:span text:style-name="T3">6</text:span><text:span text:style-name="T2">. </text:span></text:p>
      <text:p text:style-name="P2"/>
      <text:p text:style-name="P2"/>
      <text:p text:style-name="P6">Evento</text:p>
      <text:p text:style-name="P3">Id: <text:span text:style-name="T3">5</text:span></text:p>
      <text:p text:style-name="P8"><text:span text:style-name="T1">Nombre: </text:span><text:span text:style-name="T3">Fin de semana en la Nieve</text:span></text:p>
      <text:p text:style-name="P8"><text:span text:style-name="T1">Foto: </text:span><text:span text:style-name="T3">nieve</text:span></text:p>
      <text:p text:style-name="P8"><text:span text:style-name="T1">Fecha: </text:span><text:span text:style-name="T3">6-12-20</text:span></text:p>
      <text:p text:style-name="P8"><text:span text:style-name="T1">Sitio: </text:span><text:span text:style-name="T3">Andorra</text:span></text:p>
      <text:p text:style-name="P8"><text:span text:style-name="T1">Descripción: </text:span><text:span text:style-name="T3">Excursión a la nieve para un fin de semana, con autobus y salidas desde diferentes ciudades. Esquiaremos en Grand Valira en el sector Encamp, nos alojaremos en un hotel a pie de pistas, y se incluira desayuno y cena en el hotel. El precio es de 450€ con forfait para ambos dias y alquiler de material, y 370€ con forfait y sin alquiler de material. </text:span></text:p>
      <text:p text:style-name="P8"><text:span text:style-name="T1">Plazas: </text:span><text:span text:style-name="T3">45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9:55:20.187061421</meta:creation-date>
    <dc:date>2020-10-30T18:49:10.130672733</dc:date>
    <meta:editing-duration>PT17M8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48" meta:word-count="459" meta:character-count="2699" meta:non-whitespace-character-count="2278"/>
  </office:meta>
</office:document-meta>
</file>